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ilné" style:family="text">
      <style:text-properties style:font-weight-complex="bold"/>
    </style:style>
    <style:style style:name="P17" style:parent-style-name="podpis" style:family="paragraph">
      <style:paragraph-properties fo:margin-top="0.3333in"/>
    </style:style>
    <style:style style:name="T18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4/2025</text:p>
            <text:p text:style-name="Normální">KVOP-3072/2025</text:p>
            <text:p text:style-name="Normální"><text:bookmark-start text:name="Text3"/>23. 01. 2025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Z. S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6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S.,</text:p>
      <text:p text:style-name="Základnítext">Dne 21. 1. 2025 obdržela Kancelář veřejného ochránce práv Vaši žádost o informace. Žádáte o zaslání trestního zákoníku<text:span text:style-name="Značkapozn.podčarou"><text:note text:note-class="footnote" text:id="_ftn0"><text:note-citation>1</text:note-citation><text:note-body><text:p text:style-name="Textpozn.podčarou"><text:s/>Zákon č. 40/2009 Sb., trestní zákoník.</text:p></text:note-body></text:note></text:span>, trestního řádu<text:span text:style-name="Značkapozn.podčarou"><text:note text:note-class="footnote" text:id="_ftn1"><text:note-citation>2</text:note-citation><text:note-body><text:p text:style-name="Textpozn.podčarou"><text:s/>Zákon č. 141/1961 Sb., o trestním řízení soudním (trestní řád).</text:p></text:note-body></text:note></text:span><text:span text:style-name="Značkapozn.podčarou"><text:s/></text:span>a Sborníku stanovisek veřejného ochránce práv 19 – Vězeňství II.</text:p>
      <text:p text:style-name="Základnítext">Vše požadované zasílám v příloze.</text:p>
      <text:p text:style-name="Základnítext">S pozdravem</text:p>
      <text:p text:style-name="Základnítext"/>
      <text:p text:style-name="Základnítext"/>
      <text:p text:style-name="P17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y</text:p>
      <text:p text:style-name="Normální"><text:span text:style-name="T18">dle text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5GA1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1-30T10:52:00Z</meta:creation-date>
    <dc:date>2025-01-30T10:5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85" meta:character-count="589" meta:row-count="4" meta:non-whitespace-character-count="505"/>
  </office:meta>
</office:document-meta>
</file>